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Book Antiqua" svg:font-family="'Book Antiqua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3" style:family="table">
      <style:table-properties style:width="8.177cm" table:align="right"/>
    </style:style>
    <style:style style:name="Таблица3.A" style:family="table-column">
      <style:table-column-properties style:column-width="8.177cm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0.998cm" style:rel-column-width="566*"/>
    </style:style>
    <style:style style:name="Таблица4.B" style:family="table-column">
      <style:table-column-properties style:column-width="16.002cm" style:rel-column-width="9072*"/>
    </style:style>
    <style:style style:name="Таблица4.1" style:family="table-row">
      <style:table-row-properties style:keep-together="false" fo:keep-together="always"/>
    </style:style>
    <style:style style:name="Таблица4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4.B1" style:family="table-cell">
      <style:table-cell-properties fo:background-color="transparent" fo:padding="0.097cm" fo:border="0.002cm solid #000000">
        <style:background-image/>
      </style:table-cell-properties>
    </style:style>
    <style:style style:name="Таблица4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4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2" style:family="table">
      <style:table-properties style:width="17cm" fo:break-before="column" table:align="left"/>
    </style:style>
    <style:style style:name="Таблица2.A" style:family="table-column">
      <style:table-column-properties style:column-width="1.004cm"/>
    </style:style>
    <style:style style:name="Таблица2.B" style:family="table-column">
      <style:table-column-properties style:column-width="15.997cm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004cm" style:rel-column-width="3870*"/>
    </style:style>
    <style:style style:name="Таблица1.B" style:family="table-column">
      <style:table-column-properties style:column-width="15.997cm" style:rel-column-width="61665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language="ru" fo:country="RU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Table_20_Contents">
      <style:text-properties fo:language="en" fo:country="US"/>
    </style:style>
    <style:style style:name="P4" style:family="paragraph" style:parent-style-name="Table_20_Contents">
      <style:paragraph-properties fo:text-align="end" style:justify-single-word="false"/>
      <style:text-properties fo:language="en" fo:country="US"/>
    </style:style>
    <style:style style:name="P5" style:family="paragraph" style:parent-style-name="Table_20_Heading">
      <style:text-properties fo:language="ru" fo:country="RU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Frame_20_contents">
      <style:paragraph-properties fo:text-align="center" style:justify-single-word="false"/>
      <style:text-properties fo:language="ru" fo:country="RU"/>
    </style:style>
    <style:style style:name="P8" style:family="paragraph" style:parent-style-name="Caption">
      <style:text-properties fo:language="en" fo:country="US"/>
    </style:style>
    <style:style style:name="P9" style:family="paragraph" style:parent-style-name="Table_20_Heading">
      <style:text-properties fo:language="ru" fo:country="RU"/>
    </style:style>
    <style:style style:name="P10" style:family="paragraph" style:parent-style-name="Table_20_Contents">
      <style:text-properties fo:language="en" fo:country="US"/>
    </style:style>
    <style:style style:name="P11" style:family="paragraph" style:parent-style-name="Caption">
      <style:text-properties fo:language="en" fo:country="US"/>
    </style:style>
    <style:style style:name="P12" style:family="paragraph" style:parent-style-name="Title" style:list-style-name="Numbering_20_1">
      <style:paragraph-properties fo:break-before="page"/>
    </style:style>
    <style:style style:name="P13" style:family="paragraph" style:parent-style-name="Название_20_документа">
      <style:text-properties fo:language="en" fo:country="US"/>
    </style:style>
    <style:style style:name="P14" style:family="paragraph" style:parent-style-name="Standard">
      <style:paragraph-properties fo:margin-left="0cm" fo:margin-right="0cm" fo:text-indent="0cm" style:auto-text-indent="false">
        <style:tab-stops>
          <style:tab-stop style:position="9.999cm"/>
          <style:tab-stop style:position="12.501cm"/>
        </style:tab-stops>
      </style:paragraph-properties>
      <style:text-properties fo:language="en" fo:country="US"/>
    </style:style>
    <style:style style:name="P15" style:family="paragraph" style:parent-style-name="Frame_20_contents">
      <style:text-properties fo:language="ru" fo:country="RU"/>
    </style:style>
    <style:style style:name="P16" style:family="paragraph" style:parent-style-name="Table">
      <style:paragraph-properties fo:keep-with-next="always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Frame">
      <style:graphic-properties style:vertical-pos="bottom" style:vertical-rel="page-content" style:horizontal-pos="center" style:horizontal-rel="page-content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6"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width="17cm" style:rel-width="100%" draw:z-index="0">
        <draw:text-box fo:min-height="0.499cm">
          <text:p text:style-name="P7">Москва, <text:date style:data-style-name="N106" text:date-value="2011-07-01T10:58:28.73" text:fixed="true">2011</text:date>.</text:p>
        </draw:text-box>
      </draw:frame>
      <text:p text:style-name="Название_20_документа">Бортовая система управления разгонным блоком «Бриз-М»<text:line-break/>(БСУ РБ «Бриз-М»)</text:p>
      <text:p text:style-name="Caption"/>
      <text:p text:style-name="Caption"/>
      <text:p text:style-name="Название_20_документа">{title}</text:p>
      <text:p text:style-name="P8"/>
      <text:p text:style-name="P13">{system_name}</text:p>
      <text:p text:style-name="P8"/>
      <text:p text:style-name="Название_20_документа">Описание функции <text:span text:style-name="T1">{func_name}</text:span></text:p>
      <text:p text:style-name="P8"/>
      <text:p text:style-name="P8"/>
      <text:p text:style-name="P8"/>
      <text:p text:style-name="P8"/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3">{authors.position}</text:p>
            <text:p text:style-name="P4">{authors.name}</text:p>
          </table:table-cell>
        </table:table-row>
      </table:table>
      <text:p text:style-name="P14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h text:style-name="P2" text:outline-level="1">Оглавление</text:h>
          </text:index-title>
          <text:p text:style-name="P6"><text:s/>1 Переменные<text:tab/>3</text:p>
        </text:index-body>
      </text:table-of-content>
      <text:p text:style-name="P1"/>
      <text:list xml:id="list37660912" text:style-name="Numbering_20_1">
        <text:list-item>
          <text:h text:style-name="P12" text:outline-level="1"><text:bookmark text:name="__RefNumPara__4281_400747936"/>Переменные<text:bookmark-end text:name="__RefNumPara__4281_400747936"/></text:h>
        </text:list-item>
      </text:list>
      <text:p text:style-name="P15"/>
      <text:section text:style-name="Sect1" text:name="have_no_writing">
        <text:p text:style-name="P15">Функция <text:span text:style-name="T1">{func_name} </text:span>не использует переменные только на запись.</text:p>
      </text:section>
      <text:p text:style-name="P15"/>
      <text:section text:style-name="Sect1" text:name="have_writing">
        <text:p text:style-name="Table"><text:span text:style-name="T2">Функция </text:span><text:span text:style-name="T1">{func_name} </text:span><text:span text:style-name="T2">использует переменные, перечисленные в таблице </text:span><text:span text:style-name="T2"><text:sequence-ref text:reference-format="value" text:ref-name="refTable2">1.1</text:sequence-ref></text:span><text:span text:style-name="T2"> только на запись.</text:span></text:p>
        <text:p text:style-name="Table">Таблица <text:sequence text:ref-name="refTable2" text:name="Table" text:formula="ooow:Table+1" style:num-format="1">1.1</text:sequence> — Записываемые переменные</text:p>
        <table:table table:name="Таблица1" table:style-name="Таблица1">
          <table:table-column table:style-name="Таблица1.A"/>
          <table:table-column table:style-name="Таблица1.B"/>
          <table:table-header-rows>
            <table:table-row>
              <table:table-cell table:style-name="Таблица1.A1" office:value-type="string">
                <text:p text:style-name="P5">№</text:p>
              </table:table-cell>
              <table:table-cell table:style-name="Таблица1.B1" office:value-type="string">
                <text:p text:style-name="Table_20_Heading">Имя</text:p>
              </table:table-cell>
            </table:table-row>
          </table:table-header-rows>
          <table:table-row>
            <table:table-cell table:style-name="Таблица1.A2" office:value-type="string">
              <text:p text:style-name="P3">{writing.id}</text:p>
            </table:table-cell>
            <table:table-cell table:style-name="Таблица1.B2" office:value-type="string">
              <text:p text:style-name="P3">{writing.name}</text:p>
            </table:table-cell>
          </table:table-row>
        </table:table>
        <text:p text:style-name="P15"/>
      </text:section>
      <text:p text:style-name="P15"/>
      <text:p text:style-name="Text_20_body"><text:span text:style-name="T1">{func_name} и</text:span><text:span text:style-name="T2">зменяет переменные, перечисленные в таблице </text:span><text:span text:style-name="T2"><text:sequence-ref text:reference-format="value" text:ref-name="refTable0">1.2</text:sequence-ref></text:span><text:span text:style-name="T2">:</text:span></text:p>
      <text:p text:style-name="P16"><text:span text:style-name="T2">Таблица </text:span><text:span text:style-name="T2"><text:sequence text:ref-name="refTable0" text:name="Table" text:formula="ooow:Table+1" style:num-format="1">1.2</text:sequence></text:span><text:span text:style-name="T2"> — Изменяемые переменные</text:span></text:p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 table:style-name="Таблица4.1">
            <table:table-cell table:style-name="Таблица4.A1" office:value-type="string">
              <text:p text:style-name="Table_20_Heading">№</text:p>
            </table:table-cell>
            <table:table-cell table:style-name="Таблица4.B1" office:value-type="string">
              <text:p text:style-name="Table_20_Heading">Название</text:p>
            </table:table-cell>
          </table:table-row>
        </table:table-header-rows>
        <table:table-row table:style-name="Таблица4.1">
          <table:table-cell table:style-name="Таблица4.A2" office:value-type="string">
            <text:p text:style-name="P3">{changing.id}</text:p>
          </table:table-cell>
          <table:table-cell table:style-name="Таблица4.B2" office:value-type="string">
            <text:p text:style-name="P3">{changing.name}</text:p>
          </table:table-cell>
        </table:table-row>
      </table:table>
      <text:section text:style-name="Sect1" text:name="have_reading">
        <text:p text:style-name="Table"><text:span text:style-name="T2">Функция </text:span><text:span text:style-name="T1">{func_name} </text:span><text:span text:style-name="T2">использует только на чтение переменные, перечисленные в таблице </text:span><text:span text:style-name="T2"><text:sequence-ref text:reference-format="value" text:ref-name="refTable1">1.3</text:sequence-ref></text:span></text:p>
        <text:p text:style-name="Table">Таблица <text:sequence text:ref-name="refTable1" text:name="Table" text:formula="ooow:Table+1" style:num-format="1">1.3</text:sequence> — Читаемые переменные</text:p>
        <table:table table:name="Таблица2" table:style-name="Таблица2">
          <table:table-column table:style-name="Таблица2.A"/>
          <table:table-column table:style-name="Таблица2.B"/>
          <table:table-header-rows>
            <table:table-row>
              <table:table-cell table:style-name="Таблица2.A1" office:value-type="string">
                <text:p text:style-name="P5">№</text:p>
              </table:table-cell>
              <table:table-cell table:style-name="Таблица2.B1" office:value-type="string">
                <text:p text:style-name="Table_20_Heading">Навание</text:p>
              </table:table-cell>
            </table:table-row>
          </table:table-header-rows>
          <table:table-row>
            <table:table-cell table:style-name="Таблица2.A2" office:value-type="string">
              <text:p text:style-name="P3">{reading.id}</text:p>
            </table:table-cell>
            <table:table-cell table:style-name="Таблица2.B2" office:value-type="string">
              <text:p text:style-name="P3">{reading.name}</text:p>
            </table:table-cell>
          </table:table-row>
        </table:table>
      </text:section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Book Antiqua" svg:font-family="'Book Antiqua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default-outline-level="1" style:list-style-name="Numbering_20_1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auto-update="true" style:class="extra">
      <style:paragraph-properties fo:margin-top="0.212cm" fo:margin-bottom="0.212cm" fo:text-align="start" style:justify-single-word="false" text:number-lines="false" text:line-number="0"/>
      <style:text-properties style:font-name="Book Antiqua" fo:font-size="12pt" fo:font-style="normal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Title" style:next-style-name="Text_20_body" style:default-outline-level="1" style:list-style-name="Outline" style:class="text">
      <style:paragraph-properties text:number-lines="false" text:line-number="0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Title" style:next-style-name="Text_20_body" style:auto-update="true" style:default-outline-level="2" style:list-style-name="Outline" style:class="text" style:master-page-name="">
      <style:paragraph-properties style:page-number="auto" text:number-lines="false" text:line-number="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style:shadow="none" text:number-lines="false" text:line-number="0">
        <style:tab-stops/>
      </style:paragraph-properties>
      <style:text-properties fo:font-weight="bold" style:font-weight-asian="bold" style:font-weight-complex="bold"/>
    </style:style>
    <style:style style:name="Contents_20_Heading" style:display-name="Contents Heading" style:family="paragraph" style:parent-style-name="Title" style:auto-update="true" style:default-outline-level="1" style:list-style-name="" style:class="index" style:master-page-name="">
      <style:paragraph-properties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Title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Text" style:family="paragraph" style:parent-style-name="Caption" style:class="extra"/>
    <style:style style:name="Название_20_документа" style:display-name="Название документа" style:family="paragraph" style:parent-style-name="Standard" style:next-style-name="Standard" style:auto-update="true">
      <style:paragraph-properties fo:text-align="center" style:justify-single-word="false"/>
      <style:text-properties style:font-name="Book Antiqua" fo:font-size="20pt"/>
    </style:style>
    <style:style style:name="Table" style:family="paragraph" style:parent-style-name="Caption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134cm" fo:text-indent="-0.499cm" fo:margin-left="1.134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635cm" fo:text-indent="-0.499cm" fo:margin-left="1.63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34cm" fo:text-indent="-0.499cm" fo:margin-left="2.13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635cm" fo:text-indent="-0.499cm" fo:margin-left="2.63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134cm" fo:text-indent="-0.499cm" fo:margin-left="3.134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.635cm" fo:text-indent="-0.499cm" fo:margin-left="3.63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135cm" fo:text-indent="-0.499cm" fo:margin-left="4.13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636cm" fo:text-indent="-0.499cm" fo:margin-left="4.636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5.135cm" fo:text-indent="-0.499cm" fo:margin-left="5.1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636cm" fo:text-indent="-0.499cm" fo:margin-left="5.636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Петр Демин</meta:initial-creator>
    <meta:creation-date>2011-07-01T09:01:08.62</meta:creation-date>
    <meta:generator>OpenOffice.org/3.2$Win32 OpenOffice.org_project/320m18$Build-9502</meta:generator>
    <dc:date>2011-07-01T18:01:03.79</dc:date>
    <dc:creator>Петр Демин</dc:creator>
    <meta:editing-duration>PT04H32M15S</meta:editing-duration>
    <meta:editing-cycles>29</meta:editing-cycles>
    <meta:document-statistic meta:table-count="4" meta:image-count="0" meta:object-count="0" meta:page-count="3" meta:paragraph-count="29" meta:word-count="88" meta:character-count="706"/>
  </office:meta>
</office:document-meta>
</file>